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Preformatted_20_Text">
      <style:paragraph-properties fo:margin-top="0cm" fo:margin-bottom="0.499cm" style:contextual-spacing="false"/>
    </style:style>
    <style:style style:name="P3" style:family="paragraph" style:parent-style-name="Preformatted_20_Text">
      <style:paragraph-properties fo:margin-left="0cm" fo:margin-right="0cm" fo:margin-top="0cm" fo:margin-bottom="0cm" style:contextual-spacing="false" fo:text-indent="0cm" style:auto-text-indent="false"/>
      <style:text-properties loext:padding="0cm" loext:border="none"/>
    </style:style>
    <style:style style:name="P4" style:family="paragraph" style:parent-style-name="Preformatted_20_Text">
      <style:paragraph-properties fo:margin-top="0cm" fo:margin-bottom="0cm" style:contextual-spacing="false"/>
      <style:text-properties loext:padding="0cm" loext:border="none"/>
    </style:style>
    <style:style style:name="P5" style:family="paragraph" style:parent-style-name="Preformatted_20_Text">
      <style:paragraph-properties fo:margin-left="0.212cm" fo:margin-right="0.212cm" fo:margin-top="0cm" fo:margin-bottom="0.499cm" style:contextual-spacing="false" fo:text-indent="0cm" style:auto-text-indent="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aravel Create Custom Artisan Command with Example</text:h>
      <text:p text:style-name="Standard">It's better if we make our own artisan command for like project setup, create new admin user etc in our laravel application. If we create custom command then we can make project setup like create one admin user, run migration, run seeder and etc. In this post i give you example, how to create console commands in laravel project.</text:p>
      <text:p text:style-name="Standard"/>
      <text:p text:style-name="Text_20_body">In this example will create custom command for create new admin user. This custom command will ask your name, email and password. In this example we will create command like:</text:p>
      <text:p text:style-name="Text_20_body"><text:span text:style-name="Strong_20_Emphasis">Custom command</text:span></text:p>
      <text:p text:style-name="P2">php artisan admins:create</text:p>
      <text:p text:style-name="Text_20_body"><text:bookmark text:name="ezoic-pub-ad-placeholder-157"/>This command through we will create new admins. So first fire bellow command and create console class file.</text:p>
      <text:p text:style-name="P2">php artisan make:console AdminCommand --command=admins:create</text:p>
      <text:p text:style-name="Text_20_body">After this command you can find one file AdminCommand class in console directory. so one that file and put bellow code.</text:p>
      <text:p text:style-name="Text_20_body"><text:span text:style-name="Strong_20_Emphasis">app/Console/Commands/AdminCommand.php</text:span></text:p>
      <text:p text:style-name="Preformatted_20_Text">namespace App\Console\Commands;</text:p>
      <text:p text:style-name="Preformatted_20_Text">use Illuminate\Console\Command;</text:p>
      <text:p text:style-name="Preformatted_20_Text">use Hash;</text:p>
      <text:p text:style-name="Preformatted_20_Text">use DB;</text:p>
      <text:p text:style-name="Preformatted_20_Text">class AdminCommand extends Command</text:p>
      <text:p text:style-name="Preformatted_20_Text">{</text:p>
      <text:p text:style-name="Preformatted_20_Text"><text:s text:c="4"/>/**</text:p>
      <text:p text:style-name="Preformatted_20_Text"><text:s text:c="5"/>* The name and signature of the console command.</text:p>
      <text:p text:style-name="Preformatted_20_Text"><text:s text:c="5"/>*</text:p>
      <text:p text:style-name="Preformatted_20_Text"><text:s text:c="5"/>* @var string</text:p>
      <text:p text:style-name="Preformatted_20_Text"><text:s text:c="5"/>*/</text:p>
      <text:p text:style-name="Preformatted_20_Text"><text:s text:c="4"/>protected $signature = 'admins:create';</text:p>
      <text:p text:style-name="Preformatted_20_Text"><text:s text:c="4"/>/**</text:p>
      <text:p text:style-name="Preformatted_20_Text"><text:s text:c="5"/>* The console command description.</text:p>
      <text:p text:style-name="Preformatted_20_Text"><text:s text:c="5"/>*</text:p>
      <text:p text:style-name="Preformatted_20_Text"><text:s text:c="5"/>* @var string</text:p>
      <text:p text:style-name="Preformatted_20_Text"><text:s text:c="5"/>*/</text:p>
      <text:p text:style-name="Preformatted_20_Text"><text:s text:c="4"/>protected $description = 'Command description';</text:p>
      <text:p text:style-name="Preformatted_20_Text"><text:s text:c="4"/>/**</text:p>
      <text:p text:style-name="Preformatted_20_Text"><text:s text:c="5"/>* Create a new command instance.</text:p>
      <text:p text:style-name="Preformatted_20_Text"><text:s text:c="5"/>*</text:p>
      <text:p text:style-name="Preformatted_20_Text"><text:s text:c="5"/>* @return void</text:p>
      <text:p text:style-name="Preformatted_20_Text"><text:s text:c="5"/>*/</text:p>
      <text:p text:style-name="Preformatted_20_Text"><text:s text:c="4"/>public function __construct()</text:p>
      <text:p text:style-name="Preformatted_20_Text"><text:s text:c="4"/>{</text:p>
      <text:p text:style-name="Preformatted_20_Text"><text:s text:c="8"/>parent::__construct();</text:p>
      <text:p text:style-name="Preformatted_20_Text"><text:s text:c="4"/>}</text:p>
      <text:p text:style-name="Preformatted_20_Text"><text:s text:c="4"/>/**</text:p>
      <text:p text:style-name="Preformatted_20_Text"><text:s text:c="5"/>* Execute the console command.</text:p>
      <text:p text:style-name="Preformatted_20_Text"><text:s text:c="5"/>*</text:p>
      <text:p text:style-name="Preformatted_20_Text"><text:s text:c="5"/>* @return mixed</text:p>
      <text:p text:style-name="Preformatted_20_Text"><text:s text:c="5"/>*/</text:p>
      <text:p text:style-name="Preformatted_20_Text"><text:soft-page-break/><text:s text:c="4"/>public function handle()</text:p>
      <text:p text:style-name="Preformatted_20_Text"><text:s text:c="4"/>{</text:p>
      <text:p text:style-name="Preformatted_20_Text"><text:s text:c="8"/>$input['name'] = $this-&gt;ask('What is your name?');</text:p>
      <text:p text:style-name="Preformatted_20_Text"><text:s text:c="8"/>$input['email'] = $this-&gt;ask('What is your email?');</text:p>
      <text:p text:style-name="Preformatted_20_Text"><text:s text:c="8"/>$input['password'] = $this-&gt;secret('What is the password?');</text:p>
      <text:p text:style-name="Preformatted_20_Text"><text:s text:c="8"/>$input['password'] = Hash::make($input['password']);</text:p>
      <text:p text:style-name="Preformatted_20_Text"><text:s text:c="8"/>DB::table('admins')-&gt;insert($input);</text:p>
      <text:p text:style-name="Preformatted_20_Text"><text:s text:c="8"/>$this-&gt;info('Admin Create Successfully.');</text:p>
      <text:p text:style-name="Preformatted_20_Text"><text:s text:c="4"/>}</text:p>
      <text:p text:style-name="P2">}</text:p>
      <text:p text:style-name="Text_20_body"><text:bookmark text:name="ezoic-pub-ad-placeholder-155"/><text:bookmark text:name="div-gpt-ad-itsolutionstuff_com-medrectangle-4-0"/>Ok, now we need to register this command class in Kernel.php file, so open file and add class this way:</text:p>
      <text:p text:style-name="Text_20_body"><text:span text:style-name="Strong_20_Emphasis">app/Console/Kernel.php</text:span></text:p>
      <text:p text:style-name="Preformatted_20_Text">namespace App\Console;</text:p>
      <text:p text:style-name="Preformatted_20_Text">use Illuminate\Console\Scheduling\Schedule;</text:p>
      <text:p text:style-name="Preformatted_20_Text">use Illuminate\Foundation\Console\Kernel as ConsoleKernel;</text:p>
      <text:p text:style-name="Preformatted_20_Text">class Kernel extends ConsoleKernel</text:p>
      <text:p text:style-name="Preformatted_20_Text">{</text:p>
      <text:p text:style-name="Preformatted_20_Text"><text:s text:c="4"/>/**</text:p>
      <text:p text:style-name="Preformatted_20_Text"><text:s text:c="5"/>* The Artisan commands provided by your application.</text:p>
      <text:p text:style-name="Preformatted_20_Text"><text:s text:c="5"/>*</text:p>
      <text:p text:style-name="Preformatted_20_Text"><text:s text:c="5"/>* @var array</text:p>
      <text:p text:style-name="Preformatted_20_Text"><text:s text:c="5"/>*/</text:p>
      <text:p text:style-name="Preformatted_20_Text"><text:s text:c="4"/>protected $commands = [</text:p>
      <text:p text:style-name="Preformatted_20_Text"><text:s text:c="8"/>Commands\AdminCommand::class,</text:p>
      <text:p text:style-name="Preformatted_20_Text"><text:s text:c="4"/>];</text:p>
      <text:p text:style-name="Preformatted_20_Text"><text:s text:c="4"/>/**</text:p>
      <text:p text:style-name="Preformatted_20_Text"><text:s text:c="5"/>* Define the application's command schedule.</text:p>
      <text:p text:style-name="Preformatted_20_Text"><text:s text:c="5"/>*</text:p>
      <text:p text:style-name="Preformatted_20_Text"><text:s text:c="5"/>* @param <text:s/>\Illuminate\Console\Scheduling\Schedule <text:s/>$schedule</text:p>
      <text:p text:style-name="Preformatted_20_Text"><text:s text:c="5"/>* @return void</text:p>
      <text:p text:style-name="Preformatted_20_Text"><text:s text:c="5"/>*/</text:p>
      <text:p text:style-name="Preformatted_20_Text"><text:s text:c="4"/>protected function schedule(Schedule $schedule)</text:p>
      <text:p text:style-name="Preformatted_20_Text"><text:s text:c="4"/>{</text:p>
      <text:p text:style-name="Preformatted_20_Text"><text:s text:c="8"/></text:p>
      <text:p text:style-name="Preformatted_20_Text"><text:s text:c="4"/>}</text:p>
      <text:p text:style-name="P2">}</text:p>
      <text:p text:style-name="Text_20_body">Now we are ready to use or custom command, you fire bellow command and check you can find command in the list this way "admins:create".</text:p>
      <text:p text:style-name="Text_20_body">Read Also: <text:a xlink:type="simple" xlink:href="https://www.itsolutionstuff.com/post/laravel-5-how-to-create-custom-error-page-with-exampleexample.html" office:target-frame-name="_blank" xlink:show="new" text:style-name="Internet_20_link" text:visited-style-name="Visited_20_Internet_20_Link">Laravel - How to create custom error page with example</text:a></text:p>
      <text:p text:style-name="Preformatted_20_Text">php artisan list</text:p>
      <text:p text:style-name="P2">php artisan admins:create</text:p>
      <text:p text:style-name="Text_20_body">you can checkkk....</text:p>
      <text:p text:style-name="Standard"><text:a xlink:type="simple" xlink:href="https://www.itsolutionstuff.com/post/laravel-5-create-custom-artisan-command-with-exampleexample.html" text:style-name="Internet_20_link" text:visited-style-name="Visited_20_Internet_20_Link">https://www.itsolutionstuff.com/post/laravel-5-create-custom-artisan-command-with-exampleexample.html</text:a></text:p>
      <text:p text:style-name="Standard"/>
      <text:h text:style-name="P1" text:outline-level="3">Custom Command For Create User</text:h>
      <text:p text:style-name="Text_20_body">Back to terminal and run this spark command.</text:p>
      <text:p text:style-name="P2">$ php artisan make:command UserCreate</text:p>
      <text:p text:style-name="Text_20_body">It will create a file <text:span text:style-name="Strong_20_Emphasis">UserCreate.php</text:span> into /app/Console/Commands folder.</text:p>
      <text:p text:style-name="Text_20_body">Open UserCreate.php and write this command.</text:p>
      <text:section text:style-name="Sect1" text:name="1">
        <text:p text:style-name="Text_20_body">UserCreate.php</text:p>
        <text:p text:style-name="P3">&lt;?php</text:p>
        <text:p text:style-name="P4">​</text:p>
        <text:p text:style-name="P4">namespace App\Console\Commands;</text:p>
        <text:p text:style-name="P4">​</text:p>
        <text:p text:style-name="P4">use Illuminate\Console\Command;</text:p>
        <text:p text:style-name="P4">use Illuminate\Support\Facades\Hash;</text:p>
        <text:p text:style-name="P4">use App\Models\User;</text:p>
        <text:p text:style-name="P4">​</text:p>
        <text:p text:style-name="P4">class UserCreate extends Command</text:p>
        <text:p text:style-name="P4">{</text:p>
        <text:p text:style-name="P4"><text:s text:c="4"/>/**</text:p>
        <text:p text:style-name="P4"><text:s text:c="5"/>* The name and signature of the console command.</text:p>
        <text:p text:style-name="P4"><text:s text:c="5"/>*</text:p>
        <text:p text:style-name="P4"><text:s text:c="5"/>* @var string</text:p>
        <text:p text:style-name="P4"><text:s text:c="5"/>*/</text:p>
        <text:p text:style-name="P4"><text:s text:c="4"/>protected $signature = 'user:create';</text:p>
        <text:p text:style-name="P4">​</text:p>
        <text:p text:style-name="P4"><text:s text:c="4"/>/**</text:p>
        <text:p text:style-name="P4"><text:s text:c="5"/>* The console command description.</text:p>
        <text:p text:style-name="P4"><text:s text:c="5"/>*</text:p>
        <text:p text:style-name="P4"><text:s text:c="5"/>* @var string</text:p>
        <text:p text:style-name="P4"><text:s text:c="5"/>*/</text:p>
        <text:p text:style-name="P4"><text:s text:c="4"/>protected $description = 'This is the command asks for user information and create into database';</text:p>
        <text:p text:style-name="P4">​</text:p>
        <text:p text:style-name="P4"><text:s text:c="4"/>/**</text:p>
        <text:p text:style-name="P4"><text:s text:c="5"/>* Create a new command instance.</text:p>
        <text:p text:style-name="P4"><text:s text:c="5"/>*</text:p>
        <text:p text:style-name="P4"><text:s text:c="5"/>* @return void</text:p>
        <text:p text:style-name="P4"><text:s text:c="5"/>*/</text:p>
        <text:p text:style-name="P4"><text:s text:c="4"/>public function __construct()</text:p>
        <text:p text:style-name="P4"><text:s text:c="4"/>{</text:p>
        <text:p text:style-name="P4"><text:s text:c="8"/>parent::__construct();</text:p>
        <text:p text:style-name="P4"><text:s text:c="4"/>}</text:p>
        <text:p text:style-name="P4">​</text:p>
        <text:p text:style-name="P4"><text:s text:c="4"/>/**</text:p>
        <text:p text:style-name="P4"><text:s text:c="5"/>* Execute the console command.</text:p>
        <text:p text:style-name="P4"><text:s text:c="5"/>*</text:p>
        <text:p text:style-name="P4"><text:s text:c="5"/>* @return int</text:p>
        <text:p text:style-name="P4"><text:s text:c="5"/>*/</text:p>
        <text:p text:style-name="P4"><text:s text:c="4"/>public function handle()</text:p>
        <text:p text:style-name="P4"><text:s text:c="4"/>{</text:p>
        <text:p text:style-name="P4"><text:s text:c="8"/>$input['name'] = $this-&gt;ask('What is your name?');</text:p>
        <text:p text:style-name="P4">​</text:p>
        <text:p text:style-name="P4"><text:s text:c="8"/>$input['email'] = $this-&gt;ask('What is your email address?');</text:p>
        <text:p text:style-name="P4">​</text:p>
        <text:p text:style-name="P4"><text:s text:c="8"/>$input['password'] = $this-&gt;ask('Provide your secret password?');</text:p>
        <text:p text:style-name="P4">​</text:p>
        <text:p text:style-name="P4"><text:s text:c="8"/>$input['password'] = Hash::make($input['password']);</text:p>
        <text:p text:style-name="P4">​</text:p>
        <text:p text:style-name="P4"><text:s text:c="8"/>User::create($input);</text:p>
        <text:p text:style-name="P4"><text:soft-page-break/>​</text:p>
        <text:p text:style-name="P4"><text:s text:c="8"/>$this-&gt;info("User created successfully");</text:p>
        <text:p text:style-name="P4"><text:s text:c="4"/>}</text:p>
        <text:p text:style-name="P4">}</text:p>
      </text:section>
      <text:h text:style-name="Heading_20_3" text:outline-level="3">Usage of Command</text:h>
      <text:p text:style-name="Text_20_body">Back to terminal and run this command</text:p>
      <text:p text:style-name="P5">$ php artisan user:creat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4T08:42:06.189306798</meta:creation-date>
    <dc:date>2022-05-04T10:07:57.860937011</dc:date>
    <meta:editing-duration>PT1H5M31S</meta:editing-duration>
    <meta:editing-cycles>2</meta:editing-cycles>
    <meta:generator>LibreOffice/7.0.4.2$Linux_X86_64 LibreOffice_project/00$Build-2</meta:generator>
    <meta:document-statistic meta:table-count="0" meta:image-count="0" meta:object-count="0" meta:page-count="4" meta:paragraph-count="146" meta:word-count="547" meta:character-count="4319" meta:non-whitespace-character-count="3437"/>
  </office:meta>
</office:document-meta>
</file>